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5708" officeooo:paragraph-rsid="000a5708"/>
    </style:style>
    <style:style style:name="P2" style:family="paragraph" style:parent-style-name="Standard">
      <style:text-properties officeooo:rsid="000a5708" officeooo:paragraph-rsid="000dca58"/>
    </style:style>
    <style:style style:name="P3" style:family="paragraph" style:parent-style-name="Standard">
      <style:text-properties officeooo:rsid="000c4696" officeooo:paragraph-rsid="000c4696"/>
    </style:style>
    <style:style style:name="P4" style:family="paragraph" style:parent-style-name="Standard">
      <style:text-properties officeooo:rsid="000c4696" officeooo:paragraph-rsid="000dca58"/>
    </style:style>
    <style:style style:name="P5" style:family="paragraph" style:parent-style-name="Standard">
      <style:text-properties officeooo:rsid="000c4696" officeooo:paragraph-rsid="0017c3a0"/>
    </style:style>
    <style:style style:name="P6" style:family="paragraph" style:parent-style-name="Standard">
      <style:text-properties officeooo:rsid="000d7dc5" officeooo:paragraph-rsid="000d7dc5"/>
    </style:style>
    <style:style style:name="P7" style:family="paragraph" style:parent-style-name="Standard">
      <style:text-properties officeooo:rsid="000d7dc5" officeooo:paragraph-rsid="000dca58"/>
    </style:style>
    <style:style style:name="P8" style:family="paragraph" style:parent-style-name="Standard">
      <style:text-properties officeooo:rsid="000d7dc5" officeooo:paragraph-rsid="0016f648"/>
    </style:style>
    <style:style style:name="P9" style:family="paragraph" style:parent-style-name="Standard">
      <style:text-properties officeooo:rsid="000dca58" officeooo:paragraph-rsid="000dca58"/>
    </style:style>
    <style:style style:name="P10" style:family="paragraph" style:parent-style-name="Standard">
      <style:text-properties officeooo:rsid="000dca58" officeooo:paragraph-rsid="0016f648"/>
    </style:style>
    <style:style style:name="P11" style:family="paragraph" style:parent-style-name="Standard">
      <style:text-properties style:font-name="Times New Roman1" officeooo:rsid="000a5708" officeooo:paragraph-rsid="000a5708"/>
    </style:style>
    <style:style style:name="P12" style:family="paragraph" style:parent-style-name="Standard">
      <style:text-properties style:font-name="Times New Roman1" officeooo:rsid="000a5708" officeooo:paragraph-rsid="000c4696"/>
    </style:style>
    <style:style style:name="P13" style:family="paragraph" style:parent-style-name="Standard">
      <style:text-properties style:font-name="Times New Roman1" officeooo:rsid="000a5708" officeooo:paragraph-rsid="000d7dc5"/>
    </style:style>
    <style:style style:name="P14" style:family="paragraph" style:parent-style-name="Standard">
      <style:text-properties style:font-name="Times New Roman1" officeooo:rsid="000a5708" officeooo:paragraph-rsid="000dca58"/>
    </style:style>
    <style:style style:name="P15" style:family="paragraph" style:parent-style-name="Standard">
      <style:text-properties style:font-name="Times New Roman1" officeooo:rsid="000a5708" officeooo:paragraph-rsid="0014e617"/>
    </style:style>
    <style:style style:name="P16" style:family="paragraph" style:parent-style-name="Standard">
      <style:text-properties style:font-name="Times New Roman1" officeooo:rsid="000a5708" officeooo:paragraph-rsid="00180cab"/>
    </style:style>
    <style:style style:name="P17" style:family="paragraph" style:parent-style-name="Standard">
      <style:text-properties style:font-name="Times New Roman1" officeooo:rsid="000c4696" officeooo:paragraph-rsid="000a5708"/>
    </style:style>
    <style:style style:name="P18" style:family="paragraph" style:parent-style-name="Standard">
      <style:text-properties style:font-name="Times New Roman1" officeooo:rsid="000c4696" officeooo:paragraph-rsid="000c4696"/>
    </style:style>
    <style:style style:name="P19" style:family="paragraph" style:parent-style-name="Standard">
      <style:text-properties style:font-name="Times New Roman1" officeooo:rsid="000c4696" officeooo:paragraph-rsid="000dca58"/>
    </style:style>
    <style:style style:name="P20" style:family="paragraph" style:parent-style-name="Standard">
      <style:text-properties style:font-name="Times New Roman1" officeooo:rsid="000d7dc5" officeooo:paragraph-rsid="000d7dc5"/>
    </style:style>
    <style:style style:name="P21" style:family="paragraph" style:parent-style-name="Standard">
      <style:text-properties style:font-name="Times New Roman1" officeooo:rsid="000dca58" officeooo:paragraph-rsid="000dca58"/>
    </style:style>
    <style:style style:name="P22" style:family="paragraph" style:parent-style-name="Standard">
      <style:paragraph-properties fo:break-before="page"/>
      <style:text-properties style:font-name="Times New Roman1" officeooo:rsid="000dca58" officeooo:paragraph-rsid="000dca58"/>
    </style:style>
    <style:style style:name="P23" style:family="paragraph" style:parent-style-name="Standard">
      <style:text-properties style:font-name="Times New Roman1" officeooo:rsid="000a5708" officeooo:paragraph-rsid="000dca58"/>
    </style:style>
    <style:style style:name="P24" style:family="paragraph" style:parent-style-name="Standard">
      <style:text-properties style:font-name="Times New Roman1" officeooo:rsid="001d66bc" officeooo:paragraph-rsid="001d66bc"/>
    </style:style>
    <style:style style:name="P25" style:family="paragraph" style:parent-style-name="Standard">
      <style:text-properties officeooo:rsid="000a5708" officeooo:paragraph-rsid="001d66bc"/>
    </style:style>
    <style:style style:name="P26" style:family="paragraph" style:parent-style-name="Standard">
      <style:text-properties officeooo:rsid="000a5708" officeooo:paragraph-rsid="001d910c"/>
    </style:style>
    <style:style style:name="P27" style:family="paragraph" style:parent-style-name="Standard">
      <style:text-properties officeooo:rsid="000d7dc5" officeooo:paragraph-rsid="001d66bc"/>
    </style:style>
    <style:style style:name="P28" style:family="paragraph" style:parent-style-name="Standard">
      <style:text-properties officeooo:rsid="000d7dc5" officeooo:paragraph-rsid="000dca58"/>
    </style:style>
    <style:style style:name="P29" style:family="paragraph" style:parent-style-name="Standard">
      <style:text-properties officeooo:rsid="001d910c" officeooo:paragraph-rsid="001d910c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00c4696"/>
    </style:style>
    <style:style style:name="T3" style:family="text">
      <style:text-properties style:font-name="Times New Roman1" officeooo:rsid="000a5708"/>
    </style:style>
    <style:style style:name="T4" style:family="text">
      <style:text-properties style:font-name="Times New Roman1" officeooo:rsid="000d7dc5"/>
    </style:style>
    <style:style style:name="T5" style:family="text">
      <style:text-properties style:font-name="Times New Roman1" officeooo:rsid="000dca58"/>
    </style:style>
    <style:style style:name="T6" style:family="text">
      <style:text-properties style:font-name="Times New Roman1" officeooo:rsid="0011586e"/>
    </style:style>
    <style:style style:name="T7" style:family="text">
      <style:text-properties style:font-name="Times New Roman1" officeooo:rsid="0014e617"/>
    </style:style>
    <style:style style:name="T8" style:family="text">
      <style:text-properties style:font-name="Times New Roman1" officeooo:rsid="0014ecbf"/>
    </style:style>
    <style:style style:name="T9" style:family="text">
      <style:text-properties style:font-name="Times New Roman1" officeooo:rsid="00152781"/>
    </style:style>
    <style:style style:name="T10" style:family="text">
      <style:text-properties style:font-name="Times New Roman1" officeooo:rsid="0017c3a0"/>
    </style:style>
    <style:style style:name="T11" style:family="text">
      <style:text-properties style:font-name="Times New Roman1" officeooo:rsid="001c1ebc"/>
    </style:style>
    <style:style style:name="T12" style:family="text">
      <style:text-properties style:font-name="Times New Roman1" officeooo:rsid="001d66bc"/>
    </style:style>
    <style:style style:name="T13" style:family="text">
      <style:text-properties style:font-name="Times New Roman1" officeooo:rsid="001d910c"/>
    </style:style>
    <style:style style:name="T14" style:family="text">
      <style:text-properties officeooo:rsid="000c4696"/>
    </style:style>
    <style:style style:name="T15" style:family="text">
      <style:text-properties officeooo:rsid="0014e617"/>
    </style:style>
    <style:style style:name="T16" style:family="text">
      <style:text-properties officeooo:rsid="0016f648"/>
    </style:style>
    <style:style style:name="T17" style:family="text">
      <style:text-properties officeooo:rsid="001d66bc"/>
    </style:style>
    <style:style style:name="T18" style:family="text">
      <style:text-properties officeooo:rsid="001d91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mmatik <text:span text:style-name="T14">(läsbar)</text:span></text:p>
      <text:p text:style-name="P1"/>
      <text:p text:style-name="P1">START → FUNCDEF START'</text:p>
      <text:p text:style-name="P1">START' → START | <text:span text:style-name="T1">ε</text:span></text:p>
      <text:p text:style-name="P11"/>
      <text:p text:style-name="P11">FUNCDEF → TYPE id ( PARS ) BLOCK</text:p>
      <text:p text:style-name="P11"/>
      <text:p text:style-name="P11">TYPE → int | void</text:p>
      <text:p text:style-name="P11"/>
      <text:p text:style-name="P11">PARS → int id PARS' | void | ε</text:p>
      <text:p text:style-name="P11">PARS' → , int id PARS' | ε</text:p>
      <text:p text:style-name="P11"/>
      <text:p text:style-name="P1"><text:span text:style-name="T1">BLOCK → </text:span><text:span text:style-name="T2">{ </text:span><text:span text:style-name="T1">BLOCK</text:span><text:span text:style-name="T2">' }</text:span></text:p>
      <text:p text:style-name="P3"><text:span text:style-name="T2">B</text:span><text:span text:style-name="T1">LOCK' → STMT BLOCK' | </text:span><text:span text:style-name="T3">ε</text:span></text:p>
      <text:p text:style-name="P11"/>
      <text:p text:style-name="P1"><text:span text:style-name="T1">STMT → </text:span><text:span text:style-name="T2">IDENT</text:span><text:span text:style-name="T1"> ; | IFSTMT ; | WHILESTMT ; | read </text:span><text:span text:style-name="T2">( </text:span><text:span text:style-name="T1">id </text:span><text:span text:style-name="T2">)</text:span><text:span text:style-name="T1"> ; </text:span><text:span text:style-name="T2">| write EXPR ; | VARDEC ; | return EXPR ;</text:span></text:p>
      <text:p text:style-name="P17"/>
      <text:p text:style-name="P18">IDENT → id IDENT'</text:p>
      <text:p text:style-name="P18">IDENT' → ASSIGN | FUNCCALL</text:p>
      <text:p text:style-name="P18">ASSIGN → = EXPR</text:p>
      <text:p text:style-name="P18">FUNCCALL → ( ARGS )</text:p>
      <text:p text:style-name="P18"/>
      <text:p text:style-name="P18">IFSTMT → if ( EXPR ) BLOCK IFSTMT'</text:p>
      <text:p text:style-name="P3"><text:span text:style-name="T1">IFSTMT' → else IFSTMT'' | </text:span><text:span text:style-name="T3">ε</text:span></text:p>
      <text:p text:style-name="P3"><text:span text:style-name="T3">I</text:span><text:span text:style-name="T1">FSTMT'' → BLOCK | IFSTMT</text:span></text:p>
      <text:p text:style-name="P18"/>
      <text:p text:style-name="P18">WHILESTMT → while ( EXPR ) BLOCK</text:p>
      <text:p text:style-name="P18"/>
      <text:p text:style-name="P18">VARDEC → int id VARDEC'</text:p>
      <text:p text:style-name="P3"><text:span text:style-name="T1">VARDEC' → = EXPR | , id VARDEC' | </text:span><text:span text:style-name="T3">ε</text:span></text:p>
      <text:p text:style-name="P12"/>
      <text:p text:style-name="P9"><text:span text:style-name="T3">A</text:span><text:span text:style-name="T1">RGS → EXPR ARGS' | </text:span><text:span text:style-name="T3">ε</text:span></text:p>
      <text:p text:style-name="P9"><text:span text:style-name="T3">A</text:span><text:span text:style-name="T1">RGS' → , EXPR ARGS' | </text:span><text:span text:style-name="T3">ε</text:span></text:p>
      <text:p text:style-name="P12"/>
      <text:p text:style-name="P3"><text:span text:style-name="T3">E</text:span><text:span text:style-name="T1">XPR →</text:span><text:span text:style-name="T4"> SUM EXPR'</text:span></text:p>
      <text:p text:style-name="P6"><text:span text:style-name="T1">EXPR' → == EXPR | &lt; EXPR | &lt;= EXPR | &gt; EXPR | &gt;= EXPR | </text:span><text:span text:style-name="T3">ε</text:span></text:p>
      <text:p text:style-name="P13"/>
      <text:p text:style-name="P6"><text:span text:style-name="T3">S</text:span><text:span text:style-name="T1">UM → TERM SUM'</text:span></text:p>
      <text:p text:style-name="P6"><text:span text:style-name="T1">SUM' → + SUM | - SUM | </text:span><text:span text:style-name="T3">ε</text:span></text:p>
      <text:p text:style-name="P13"/>
      <text:p text:style-name="P6"><text:span text:style-name="T3">T</text:span><text:span text:style-name="T1">ERM → num TERM' | id TERM'' | ( EXPR ) | !TERM</text:span></text:p>
      <text:p text:style-name="P6"><text:span text:style-name="T1">TERM' → * TERM | / TERM | </text:span><text:span text:style-name="T3">ε</text:span><text:span text:style-name="T1"> </text:span></text:p>
      <text:p text:style-name="P20">TERM'' → FUNCCALL | TERM'</text:p>
      <text:p text:style-name="P20"/>
      <text:p text:style-name="P21"/>
      <text:p text:style-name="P22">Grammatik (implementerbar)</text:p>
      <text:p text:style-name="P2"/>
      <text:p text:style-name="P2">START_<text:span text:style-name="T17">1</text:span> → <text:span text:style-name="T17">TYPE id ( PARS_1 ) BLOCK_1 START_2</text:span></text:p>
      <text:p text:style-name="P25">START_<text:span text:style-name="T17">2</text:span> → START_<text:span text:style-name="T17">1</text:span> <text:span text:style-name="T17">| </text:span><text:span text:style-name="T1">ε</text:span></text:p>
      <text:p text:style-name="P14"/>
      <text:p text:style-name="P24">TYPE → int | void</text:p>
      <text:p text:style-name="P14"/>
      <text:p text:style-name="P15"><text:span text:style-name="T15">PARS_1 → </text:span><text:s/>int id PARS_<text:span text:style-name="T17">2</text:span> | void</text:p>
      <text:p text:style-name="P16">PARS_<text:span text:style-name="T17">2</text:span> → , int id PARS_<text:span text:style-name="T17">2</text:span> | ε</text:p>
      <text:p text:style-name="P14"/>
      <text:p text:style-name="P2"><text:span text:style-name="T1">BLOCK_</text:span><text:span text:style-name="T12">1</text:span><text:span text:style-name="T1"> → </text:span><text:span text:style-name="T6">{ </text:span><text:span text:style-name="T1">BLOCK_</text:span><text:span text:style-name="T12">2</text:span><text:span text:style-name="T2"> </text:span><text:span text:style-name="T12">| STMT</text:span></text:p>
      <text:p text:style-name="P4"><text:span text:style-name="T1">BLOCK_</text:span><text:span text:style-name="T12">2</text:span><text:span text:style-name="T1"> → STMT BLOCK_</text:span><text:span text:style-name="T12">2</text:span><text:span text:style-name="T1"> </text:span><text:span text:style-name="T6">| }</text:span></text:p>
      <text:p text:style-name="P14"/>
      <text:p text:style-name="P26"><text:span text:style-name="T1">STMT → </text:span><text:span text:style-name="T5">id </text:span><text:span text:style-name="T2">IDENT ;</text:span><text:span text:style-name="T1"> | </text:span><text:span text:style-name="T2">if ( EXPR_</text:span><text:span text:style-name="T13">1</text:span><text:span text:style-name="T2"> </text:span><text:span text:style-name="T7">) </text:span><text:span text:style-name="T10">BLOCK_</text:span><text:span text:style-name="T13">1</text:span><text:span text:style-name="T2"> </text:span><text:span text:style-name="T10">IFSTMT_</text:span><text:span text:style-name="T12">1</text:span><text:span text:style-name="T1"> | </text:span><text:span text:style-name="T2">while ( EXPR_</text:span><text:span text:style-name="T13">1</text:span><text:span text:style-name="T2"> ) BLOCK_</text:span><text:span text:style-name="T13">1</text:span></text:p>
      <text:p text:style-name="P26"><text:span text:style-name="T1"><text:tab/> <text:s text:c="3"/>| read</text:span><text:span text:style-name="T2"> </text:span><text:span text:style-name="T1">id ; </text:span><text:span text:style-name="T2">| write EXPR_</text:span><text:span text:style-name="T13">1</text:span><text:span text:style-name="T2"> ; | int id VARDEC ; | return EXPR_</text:span><text:span text:style-name="T13">1</text:span><text:span text:style-name="T2"> ;</text:span></text:p>
      <text:p text:style-name="P19"/>
      <text:p text:style-name="P19">IDENT → = EXPR_<text:span text:style-name="T18">1</text:span> | <text:span text:style-name="T16">(</text:span> ARGS_<text:span text:style-name="T18">1</text:span> <text:span text:style-name="T16">)</text:span></text:p>
      <text:p text:style-name="P19"/>
      <text:p text:style-name="P5"><text:span text:style-name="T1">IFSTMT_</text:span><text:span text:style-name="T12">1</text:span><text:span text:style-name="T1"> → </text:span><text:span text:style-name="T10">else IFSTMT_</text:span><text:span text:style-name="T12">2</text:span><text:span text:style-name="T10"> | </text:span><text:span text:style-name="T3">ε</text:span></text:p>
      <text:p text:style-name="P4"><text:span text:style-name="T3">I</text:span><text:span text:style-name="T1">FSTMT_</text:span><text:span text:style-name="T12">2</text:span><text:span text:style-name="T1"> → if ( EXPR_</text:span><text:span text:style-name="T12">1</text:span><text:span text:style-name="T1"> ) BLOCK_</text:span><text:span text:style-name="T12">1</text:span><text:span text:style-name="T1"> IFSTMT_</text:span><text:span text:style-name="T12">1</text:span><text:span text:style-name="T1"> </text:span><text:span text:style-name="T5">| </text:span><text:span text:style-name="T1">BLOCK_</text:span><text:span text:style-name="T12">1</text:span></text:p>
      <text:p text:style-name="P19"/>
      <text:p text:style-name="P4"><text:span text:style-name="T1">VARDEC → , id VARDEC | </text:span><text:span text:style-name="T3">ε</text:span></text:p>
      <text:p text:style-name="P14"/>
      <text:p text:style-name="P9"><text:span text:style-name="T3">A</text:span><text:span text:style-name="T1">RGS_</text:span><text:span text:style-name="T13">1</text:span><text:span text:style-name="T1"> → EXPR_</text:span><text:span text:style-name="T13">1</text:span><text:span text:style-name="T1"> ARGS_</text:span><text:span text:style-name="T13">2</text:span></text:p>
      <text:p text:style-name="P10"><text:span text:style-name="T3">A</text:span><text:span text:style-name="T1">RGS_</text:span><text:span text:style-name="T13">2</text:span><text:span text:style-name="T1"> → , EXPR_</text:span><text:span text:style-name="T13">1</text:span><text:span text:style-name="T1"> ARGS_</text:span><text:span text:style-name="T13">2</text:span><text:span text:style-name="T1"> | </text:span><text:span text:style-name="T3">ε</text:span></text:p>
      <text:p text:style-name="P14"/>
      <text:p text:style-name="P24">EXPR_1 → EXPR_2 EXPR_3</text:p>
      <text:p text:style-name="P4"><text:span text:style-name="T3">E</text:span><text:span text:style-name="T1">XPR_</text:span><text:span text:style-name="T12">2</text:span><text:span text:style-name="T1"> →</text:span><text:span text:style-name="T4"> SUM_</text:span><text:span text:style-name="T13">1</text:span><text:span text:style-name="T4"> EXPR_</text:span><text:span text:style-name="T12">4</text:span></text:p>
      <text:p text:style-name="P27"><text:span text:style-name="T1">EXPR_</text:span><text:span text:style-name="T12">3</text:span><text:span text:style-name="T1"> → == EXPR_</text:span><text:span text:style-name="T13">1</text:span><text:span text:style-name="T1"> | </text:span><text:span text:style-name="T3">ε</text:span></text:p>
      <text:p text:style-name="P27"><text:span text:style-name="T12">EXPR_4 → </text:span><text:span text:style-name="T1">&lt; EXPR_</text:span><text:span text:style-name="T12">2</text:span><text:span text:style-name="T1"> | &lt;= EXPR_</text:span><text:span text:style-name="T12">2</text:span><text:span text:style-name="T1"> |</text:span><text:span text:style-name="T8"> </text:span><text:span text:style-name="T3">ε</text:span></text:p>
      <text:p text:style-name="P14"/>
      <text:p text:style-name="P7"><text:span text:style-name="T3">S</text:span><text:span text:style-name="T1">UM_</text:span><text:span text:style-name="T13">1</text:span><text:span text:style-name="T1"> → TERM_</text:span><text:span text:style-name="T13">1</text:span><text:span text:style-name="T1"> SUM_</text:span><text:span text:style-name="T13">2</text:span></text:p>
      <text:p text:style-name="P8"><text:span text:style-name="T1">SUM_</text:span><text:span text:style-name="T13">2</text:span><text:span text:style-name="T1"> → + SUM_</text:span><text:span text:style-name="T13">1</text:span><text:span text:style-name="T1"> | - SUM_</text:span><text:span text:style-name="T13">1</text:span><text:span text:style-name="T1"> </text:span><text:span text:style-name="T9">| </text:span><text:span text:style-name="T3">ε</text:span></text:p>
      <text:p text:style-name="P14"/>
      <text:p text:style-name="P8"><text:span text:style-name="T3">T</text:span><text:span text:style-name="T1">ERM_</text:span><text:span text:style-name="T13">1</text:span><text:span text:style-name="T1"> → num TERM_</text:span><text:span text:style-name="T13">2</text:span><text:span text:style-name="T1"> | id TERM</text:span><text:span text:style-name="T13">_3</text:span><text:span text:style-name="T1"> | ( EXPR _</text:span><text:span text:style-name="T13">1</text:span><text:span text:style-name="T1">) | ! </text:span><text:span text:style-name="T13">NOTOPERAND_1 TERM_2</text:span></text:p>
      <text:p text:style-name="P8"><text:span text:style-name="T1">TERM_</text:span><text:span text:style-name="T13">2</text:span><text:span text:style-name="T1"> → * TERM_</text:span><text:span text:style-name="T13">1</text:span><text:span text:style-name="T1"> | / TERM_</text:span><text:span text:style-name="T13">1</text:span><text:span text:style-name="T1"> </text:span><text:span text:style-name="T9">| </text:span><text:span text:style-name="T3">ε</text:span></text:p>
      <text:p text:style-name="P7"><text:span text:style-name="T1">TERM_</text:span><text:span text:style-name="T13">3</text:span><text:span text:style-name="T1"> → </text:span><text:span text:style-name="T2">( ARGS_</text:span><text:span text:style-name="T13">1</text:span><text:span text:style-name="T2"> ) </text:span><text:span text:style-name="T11">TERM_</text:span><text:span text:style-name="T13">2</text:span><text:span text:style-name="T1"> | TERM_</text:span><text:span text:style-name="T13">2</text:span></text:p>
      <text:p text:style-name="P7"><text:span text:style-name="T1"/></text:p>
      <text:p text:style-name="P29"><text:span text:style-name="T1">NOTOPERAND_1 → ( EXPR_1 ) | ! NOTOPERAND_1 | num | id NOTOPERAND_2</text:span></text:p>
      <text:p text:style-name="P29"><text:span text:style-name="T1">NOTOPERAND_2 → </text:span><text:span text:style-name="T2">( ARGS_</text:span><text:span text:style-name="T1">1</text:span><text:span text:style-name="T2"> ) </text:span><text:span text:style-name="T1">| </text:span><text:span text:style-name="T3">ε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us </meta:initial-creator>
    <meta:creation-date>2014-05-07T13:52:31.519000000</meta:creation-date>
    <dc:date>2014-05-11T19:39:46.831000000</dc:date>
    <dc:creator>Linus </dc:creator>
    <meta:editing-duration>PT4H53M17S</meta:editing-duration>
    <meta:editing-cycles>11</meta:editing-cycles>
    <meta:generator>LibreOffice/4.1.5.3$Windows_x86 LibreOffice_project/1c1366bba2ba2b554cd2ca4d87c06da81c05d24</meta:generator>
    <meta:document-statistic meta:table-count="0" meta:image-count="0" meta:object-count="0" meta:page-count="2" meta:paragraph-count="56" meta:word-count="426" meta:character-count="1735" meta:non-whitespace-character-count="1358"/>
  </office:meta>
</office:document-meta>
</file>